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163.96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76.14pt"/>
    </style:style>
    <style:style style:name="co6" style:family="table-column">
      <style:table-column-properties fo:break-before="auto" style:column-width="79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M8_PWM_48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K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C2,C7,C9,C4</text:p>
          </table:table-cell>
          <table:table-cell office:value-type="string" calcext:value-type="string">
            <text:p>C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6,C8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,R7,R4,R11,R13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NT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6,R1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M05CD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8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1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7-08-26T15:46:21.374000000</meta:print-date>
    <dc:date>2017-08-27T11:48:35.889000000</dc:date>
    <meta:editing-duration>PT19H54M49S</meta:editing-duration>
    <meta:editing-cycles>1</meta:editing-cycles>
    <meta:document-statistic meta:table-count="1" meta:cell-count="91" meta:object-count="0"/>
    <meta:generator>LibreOffice/5.1.3.2$Windows_x86 LibreOffice_project/644e4637d1d8544fd9f56425bd6cec110e49301b</meta:generator>
  </office:meta>
</office:document-meta>
</file>